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26200003BD86386F310.svm"/>
  <manifest:file-entry manifest:media-type="" manifest:full-path="Pictures/20000007000017C600001E647057A14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2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4.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2" text:anchor-type="paragraph" svg:x="0.908cm" svg:y="0.661cm" svg:width="6.685cm" svg:height="8.382cm" draw:z-index="1"><draw:image xlink:href="Pictures/20000007000017C600001E647057A143.svm" xlink:type="simple" xlink:show="embed" xlink:actuate="onLoad"/></draw:frame><draw:frame draw:style-name="fr1" draw:name="images1" text:anchor-type="paragraph" svg:x="8.195cm" svg:y="1.154cm" svg:width="0.61cm" svg:height="24.019cm" draw:z-index="0"><draw:image xlink:href="Pictures/200000070000026200003BD86386F310.svm" xlink:type="simple" xlink:show="embed" xlink:actuate="onLoad"/></draw:frame><draw:frame text:anchor-type="paragraph" draw:z-index="2" draw:style-name="gr1" draw:text-style-name="P1" svg:width="7.732cm" svg:height="7.256cm" svg:x="0.15cm" svg:y="9.703cm"><draw:text-box><text:p text:style-name="P1"><text:span text:style-name="T1">Florian Quiec </text:span></text:p><text:p><text:s text:c="2"/></text:p><text:p text:style-name="P1"><text:span text:style-name="T2"/></text:p><text:p text:style-name="P1"><text:span text:style-name="T2">12 rue de l’indépendance, </text:span></text:p><text:p text:style-name="P1"><text:span text:style-name="T2">56700 <text:s/>HENNEBONT.</text:span></text:p><text:p text:style-name="P1"><text:span text:style-name="T2"/></text:p><text:p text:style-name="P1"><text:span text:style-name="T2">07 84 66 29 59</text:span></text:p><text:p text:style-name="P1"><text:span text:style-name="T3"/></text:p><text:p text:style-name="P1"><text:span text:style-name="T3">florian.quiec@laposte.net</text:span></text:p></draw:text-box></draw:frame><draw:frame text:anchor-type="paragraph" draw:z-index="3" draw:style-name="gr2" svg:width="7.488cm" svg:height="24.561cm" svg:x="9.267cm" svg:y="1.011cm"><draw:text-box><text:p><text:span text:style-name="T4">Informations utiles</text:span></text:p><text:p>27 ans. </text:p><text:p>Permis B + <text:span text:style-name="T5">véhicule.</text:span></text:p><text:p>PSC1 2015. </text:p><text:p>Anglais (courant). </text:p><text:p>Espagnol (scolaire).</text:p><text:p><text:span text:style-name="T6"/></text:p><text:p><text:span text:style-name="T4">Formation</text:span></text:p><text:p>2017 <text:s/>: Master 1 d'Océanographie générale.</text:p><text:p><text:span text:style-name="T5"/></text:p><text:p><text:span text:style-name="T5">2016 : Licence de biologie</text:span>. Parcours Biologie des organismes.</text:p><text:p/><text:p>2010 : Baccalauréat série S.</text:p><text:p/><text:p><text:span text:style-name="T4">Emploi/Stage</text:span></text:p><text:p>Depuis Février 2018 :Stratifieur mouleur dans le nautisme. </text:p><text:p/><text:p>Février à août 2015 : <text:s/>Bénévolat suivi d'un <text:span text:style-name="T5">service civique</text:span> en soins à la faune sauvage.</text:p><text:p/><text:p>Août 2011 : Stage IPGP/UR1 en Guadeloupe.</text:p><text:p>(Tomographie électrique de la Soufrière).</text:p><text:p/><text:p>Août 2010 : Surveillant vacataire au château de Versailles.</text:p><text:p/><text:p><text:span text:style-name="T4">Centres d’intérêt</text:span></text:p><text:p/><text:p>Voile (pratique régulière, competition).</text:p><text:p/><text:p>Spéléologie (pratique régulière, encadrement jeune publique).</text:p><text:p/><text:p>Plongée (N1). <text:s/></text:p><text:p/><text:p/><text:p><text:span text:style-name="T4">Informatique</text:span></text:p><text:p>Bureautique courante. : Excel, Word, suite Office). </text:p><text:p/><text:p>Logiciels spécialisés : Arcgis, R, Rhino .</text:p><text:p/><text:p>Programmation : Base de python et C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9T18:57:23.53</meta:creation-date>
    <dc:date>2019-01-20T17:41:35.02</dc:date>
    <meta:editing-duration>PT24M42S</meta:editing-duration>
    <meta:editing-cycles>9</meta:editing-cycles>
    <meta:generator>OpenOffice/4.1.5$Win32 OpenOffice.org_project/415m1$Build-9789</meta:generator>
    <meta:document-statistic meta:table-count="0" meta:image-count="2" meta:object-count="0" meta:page-count="1" meta:paragraph-count="0" meta:word-count="0" meta:character-count="0"/>
  </office:meta>
</office:document-meta>
</file>